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236in"/>
    </style:style>
    <style:style style:name="co4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26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5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31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Sheet1.D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23"/>
        <table:table-column table:style-name="co5" table:default-cell-style-name="ce50"/>
        <table:table-column table:style-name="co4" table:default-cell-style-name="ce30"/>
        <table:table-column table:style-name="co5" table:default-cell-style-name="ce35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pec</text:p>
          </table:table-cell>
          <table:table-cell table:style-name="ce45" office:value-type="string" calcext:value-type="string" table:number-columns-spanned="1" table:number-rows-spanned="4">
            <text:p>Requirement </text:p>
          </table:table-cell>
          <table:table-cell table:style-name="ce45" office:value-type="string" calcext:value-type="string" table:number-columns-spanned="1" table:number-rows-spanned="4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5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59"/>
          <table:table-cell table:number-columns-repeated="1017"/>
        </table:table-row>
        <table:table-row table:style-name="ro1">
          <table:covered-table-cell table:style-name="ce1"/>
          <table:covered-table-cell table:number-columns-repeated="2" table:style-name="ce45"/>
          <table:table-cell table:style-name="ce45" office:value-type="string" calcext:value-type="string">
            <text:p>2024/03/07</text:p>
          </table:table-cell>
          <table:table-cell table:style-name="ce45" office:value-type="string" calcext:value-type="string">
            <text:p>BPDrej</text:p>
          </table:table-cell>
          <table:table-cell table:style-name="ce59" office:value-type="string" calcext:value-type="string">
            <text:p>YYYY/MM/DD</text:p>
          </table:table-cell>
          <table:table-cell table:style-name="ce33" office:value-type="string" calcext:value-type="string">
            <text:p>TOURNAMENT_REPRESENTATIVE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M-HVN-XX</text:p>
          </table:table-cell>
          <table:table-cell table:style-name="Default" table:number-columns-repeated="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tarting Condi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eneral Feature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Units in center will be made invisible</text:p>
            <text:p>And adjusted to work efficiently. Transport</text:p>
            <text:p>Will be given hero status and 0 pop space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SPC-9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etit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ming Conven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Space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Appropriate Tre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Space/Wate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ditional Sci-F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GSRM-02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Map Nam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Name of Originat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Date of Origin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List of Collaborato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E</text:p>
          </table:table-cell>
          <table:table-cell office:value-type="string" calcext:value-type="string">
            <text:p>Notice of Cons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F</text:p>
          </table:table-cell>
          <table:table-cell office:value-type="string" calcext:value-type="string">
            <text:p>Spec Lin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bmission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Const. Unit Prod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Prod. Build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3.A</text:p>
          </table:table-cell>
          <table:table-cell office:value-type="string" calcext:value-type="string">
            <text:p>Packed TC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1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2</text:p>
          </table:table-cell>
          <table:table-cell office:value-type="string" calcext:value-type="string">
            <text:p>Gaia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5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0"/>
          <table:table-cell table:style-name="ce12" table:formula="of:=COUNTIF([.$D$6:.$D$75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79])" office:value-type="float" office:value="50" calcext:value-type="float" table:number-columns-spanned="2" table:number-rows-spanned="1">
            <text:p>5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0"/>
          <table:table-cell table:style-name="ce12" table:formula="of:=COUNTIF([.$D$6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0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0"/>
          <table:table-cell table:style-name="ce12" table:formula="of:=COUNTIF([.$D$6:.$D$75];[.A81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6:.$F$75];[.A81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0"/>
          <table:table-cell table:style-name="ce12" table:formula="of:=COUNTIF([.$D$6:.$D$75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2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0"/>
          <table:table-cell table:style-name="ce12" table:formula="of:=COUNTIF([.$D$6:.$D$75];[.A83])" office:value-type="float" office:value="49" calcext:value-type="float" table:number-columns-spanned="2" table:number-rows-spanned="1">
            <text:p>49</text:p>
          </table:table-cell>
          <table:covered-table-cell/>
          <table:table-cell table:style-name="ce12" table:formula="of:=COUNTIF([.$F$6:.$F$75];[.A83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0"/>
          <table:table-cell table:style-name="ce12" table:formula="of:=COUNTIF([.$D$6:.$D$75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4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calcext:conditional-formats>
          <calcext:conditional-format calcext:target-range-address="Sheet1.D6:Sheet1.D7 Sheet1.D24:Sheet1.D26 Sheet1.D28:Sheet1.D28 Sheet1.D30:Sheet1.D35 Sheet1.D37:Sheet1.D37 Sheet1.D39:Sheet1.D40 Sheet1.D42:Sheet1.D45 Sheet1.D47:Sheet1.D50 Sheet1.D52:Sheet1.D52 Sheet1.D54:Sheet1.D55 Sheet1.D61:Sheet1.D67 Sheet1.D69:Sheet1.D69 Sheet1.D71:Sheet1.D71 Sheet1.D73:Sheet1.D73 Sheet1.D75:Sheet1.D75 Sheet1.F75:Sheet1.F75 Sheet1.F73:Sheet1.F73 Sheet1.F71:Sheet1.F71 Sheet1.F69:Sheet1.F69 Sheet1.F61:Sheet1.F67 Sheet1.F57:Sheet1.F59 Sheet1.F54:Sheet1.F55 Sheet1.F52:Sheet1.F52 Sheet1.F47:Sheet1.F50 Sheet1.F42:Sheet1.F45 Sheet1.F39:Sheet1.F40 Sheet1.F37:Sheet1.F37 Sheet1.F30:Sheet1.F35 Sheet1.F28:Sheet1.F28 Sheet1.F24:Sheet1.F26 Sheet1.F6:Sheet1.F7 Sheet1.D20:Sheet1.D21 Sheet1.F20:Sheet1.F21 Sheet1.D10:Sheet1.D12 Sheet1.D14:Sheet1.D18 Sheet1.F10:Sheet1.F12 Sheet1.F14:Sheet1.F18 Sheet1.D57:Sheet1.D59">
            <calcext:condition calcext:apply-style-name="Red Fill" calcext:value="=&quot;Non-Compliant&quot;" calcext:base-cell-address="Sheet1.D6"/>
            <calcext:condition calcext:apply-style-name="Orange Fill" calcext:value="=&quot;Exception Rejected&quot;" calcext:base-cell-address="Sheet1.D6"/>
            <calcext:condition calcext:apply-style-name="Light Green Fill" calcext:value="=&quot;Exception Granted&quot;" calcext:base-cell-address="Sheet1.D6"/>
            <calcext:condition calcext:apply-style-name="Yellow Fill" calcext:value="=&quot;Compliance Expected&quot;" calcext:base-cell-address="Sheet1.D6"/>
            <calcext:condition calcext:apply-style-name="Dark Green Fill" calcext:value="=&quot;Compliant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19:01:19.4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7T19:03:33.236000000</dc:date>
    <meta:editing-duration>P2DT13H58M2S</meta:editing-duration>
    <meta:editing-cycles>143</meta:editing-cycles>
    <meta:generator>LibreOffice/7.6.4.1$Windows_X86_64 LibreOffice_project/e19e193f88cd6c0525a17fb7a176ed8e6a3e2aa1</meta:generator>
    <meta:document-statistic meta:table-count="1" meta:cell-count="239" meta:object-count="0"/>
  </office:meta>
</office:document-meta>
</file>